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Joshua Grant</text:p>
      <text:p text:style-name="Standard">51 Mount Dennis Dr</text:p>
      <text:p text:style-name="Standard">Toronto, ON</text:p>
      <text:p text:style-name="Standard">M6M 5H5</text:p>
      <text:p text:style-name="Standard"/>
      <text:p text:style-name="Standard"/>
      <text:p text:style-name="Standard"/>
      <text:p text:style-name="Standard"/>
      <text:p text:style-name="Standard">AC Nielsen Company </text:p>
      <text:p text:style-name="Standard"/>
      <text:p text:style-name="Standard">Patrick Dodd, CEO</text:p>
      <text:p text:style-name="Standard">160 McNabb St.</text:p>
      <text:p text:style-name="Standard">Markham, ON</text:p>
      <text:p text:style-name="Standard">L3R 4B8</text:p>
      <text:p text:style-name="Standard"/>
      <text:p text:style-name="Standard"/>
      <text:p text:style-name="Standard">Mr Dodd, </text:p>
      <text:p text:style-name="Standard"/>
      <text:p text:style-name="Standard">As a mathematics graduate with experience in both academic and industrial research, I would like to apply for a position with AC Nielsen. My blend of strong analytical thinking skills, mathematical and statistical aptitudes and excellent communication abilities make me an ideal individual to work with your company. </text:p>
      <text:p text:style-name="Standard"/>
      <text:p text:style-name="Standard">In my previous role I was a research associate for a small biotechnology start-up company in Toronto. This role gave me experience being a scientific researcher in an industrial setting, which is markedly different than being a researcher in academia. Most of the analytic projects I carried out were based around statistical analysis of EEG data, which mostly involved non-parametric statistical approaches to t-testing and ANOVAs. I also was responsible for keeping up with the current EEG literature with respect to migraine, pain and fibromyalgia. In doing so, I became quite familiar with medical databases such as PubMed, as well as reading and becoming familiar with the details of current EEG theory and research. Being a member of a start-up company also gave me exposure to working in a dynamic environment while working with various individuals and personalities. This experience in particular would make me well suited to working in an analytical role with a consumer research company. </text:p>
      <text:p text:style-name="Standard"/>
      <text:p text:style-name="Standard">During my Master's degree, I worked primarily in evolutionary game theory, which gave me strong foundations in probability and statistics, dynamical systems modelling and Monte Carlo simulation. In terms of computational tools, I became proficient using MATLAB and programming in both Perl and C/C++ for scientific programming. These are skills that would naturally transfer to a research role in industry. I also presented aspects of my research at both national and international mathematical conferences, helping me improve my presentation abilities. </text:p>
      <text:p text:style-name="Standard"/>
      <text:p text:style-name="Standard">I thank you for this opportunity to work with your firm and look forward to hearing from you. </text:p>
      <text:p text:style-name="Standard"/>
      <text:p text:style-name="Standard"/>
      <text:p text:style-name="Standard">Sincerely, </text:p>
      <text:p text:style-name="Standard"/>
      <text:p text:style-name="Standard">Joshua Gran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osh Grant</meta:initial-creator>
    <meta:creation-date>2010-09-10T12:13:53</meta:creation-date>
    <dc:date>2010-09-10T12:35:57</dc:date>
    <dc:creator>Josh Grant</dc:creator>
    <meta:editing-duration>PT00H22M05S</meta:editing-duration>
    <meta:editing-cycles>4</meta:editing-cycles>
    <meta:generator>OpenOffice.org/3.2$Linux OpenOffice.org_project/320m12$Build-9483</meta:generator>
    <meta:document-statistic meta:table-count="0" meta:image-count="0" meta:object-count="0" meta:page-count="1" meta:paragraph-count="16" meta:word-count="332" meta:character-count="2111"/>
  </office:meta>
</office:document-meta>
</file>